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ad57" officeooo:paragraph-rsid="0012ad57"/>
    </style:style>
    <style:style style:name="P2" style:family="paragraph" style:parent-style-name="Standard" style:list-style-name="L1">
      <style:text-properties officeooo:rsid="0014a09e" officeooo:paragraph-rsid="0014a09e"/>
    </style:style>
    <style:style style:name="P3" style:family="paragraph" style:parent-style-name="Standard" style:list-style-name="L1">
      <style:text-properties officeooo:rsid="0015cf86" officeooo:paragraph-rsid="0015cf86"/>
    </style:style>
    <style:style style:name="P4" style:family="paragraph" style:parent-style-name="Standard" style:list-style-name="L1">
      <style:text-properties officeooo:rsid="0018ebb7" officeooo:paragraph-rsid="0018ebb7"/>
    </style:style>
    <style:style style:name="P5" style:family="paragraph" style:parent-style-name="Standard" style:list-style-name="L1">
      <style:text-properties officeooo:rsid="0018f3a8" officeooo:paragraph-rsid="0018f3a8"/>
    </style:style>
    <style:style style:name="P6" style:family="paragraph" style:parent-style-name="Standard" style:list-style-name="L1">
      <style:text-properties officeooo:rsid="001bc504" officeooo:paragraph-rsid="001bc504"/>
    </style:style>
    <style:style style:name="P7" style:family="paragraph" style:parent-style-name="Standard" style:list-style-name="L1">
      <style:text-properties officeooo:rsid="001d9db7" officeooo:paragraph-rsid="001d9db7"/>
    </style:style>
    <style:style style:name="P8" style:family="paragraph" style:parent-style-name="Standard" style:list-style-name="L1">
      <style:text-properties officeooo:rsid="001f60d8" officeooo:paragraph-rsid="001f60d8"/>
    </style:style>
    <style:style style:name="P9" style:family="paragraph" style:parent-style-name="Standard" style:list-style-name="L1">
      <style:text-properties officeooo:rsid="0020af3c" officeooo:paragraph-rsid="0020af3c"/>
    </style:style>
    <style:style style:name="P10" style:family="paragraph" style:parent-style-name="Standard" style:list-style-name="L1">
      <style:text-properties officeooo:rsid="0021b65e" officeooo:paragraph-rsid="0021b65e"/>
    </style:style>
    <style:style style:name="P11" style:family="paragraph" style:parent-style-name="Standard" style:list-style-name="L1">
      <style:text-properties officeooo:rsid="00229fbf" officeooo:paragraph-rsid="00229fbf"/>
    </style:style>
    <style:style style:name="P12" style:family="paragraph" style:parent-style-name="Standard" style:list-style-name="L1">
      <style:text-properties fo:font-style="normal" officeooo:rsid="00231f61" officeooo:paragraph-rsid="00231f61" style:font-style-asian="normal" style:font-style-complex="normal"/>
    </style:style>
    <style:style style:name="T1" style:family="text">
      <style:text-properties officeooo:rsid="001762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10pt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38096781062169346" text:style-name="L1">
        <text:list-item>
          <text:p text:style-name="P1">'Proposition' is the technical term for something that you may believe or disbelieve (Restall)</text:p>
          <text:list>
            <text:list-item>
              <text:p text:style-name="P1">Simple examples</text:p>
              <text:list>
                <text:list-item>
                  <text:p text:style-name="P2">Jamie's in pain</text:p>
                </text:list-item>
                <text:list-item>
                  <text:p text:style-name="P2">Vancouver's in BC</text:p>
                </text:list-item>
                <text:list-item>
                  <text:p text:style-name="P2">2+2=5</text:p>
                </text:list-item>
              </text:list>
            </text:list-item>
            <text:list-item>
              <text:p text:style-name="P2">What you believe is a proposition.</text:p>
            </text:list-item>
          </text:list>
        </text:list-item>
        <text:list-item>
          <text:p text:style-name="P2">Why are propositions important?</text:p>
          <text:list>
            <text:list-item>
              <text:p text:style-name="P3">Rather than continually having to say things that we believe or disbelieve, it is better to just have a shorthand.</text:p>
            </text:list-item>
            <text:list-item>
              <text:p text:style-name="P3">Truth of propositions <text:span text:style-name="T1">is independent of their being propositions.</text:span></text:p>
            </text:list-item>
          </text:list>
        </text:list-item>
        <text:list-item>
          <text:p text:style-name="P4">We express propositions using sentences</text:p>
          <text:list>
            <text:list-item>
              <text:p text:style-name="P4">Not all sentences express propositions, though</text:p>
            </text:list-item>
            <text:list-item>
              <text:p text:style-name="P5">A sentence expresses a proposition if it makes sense to prefix it with 'it's either true or false that...'</text:p>
            </text:list-item>
          </text:list>
        </text:list-item>
        <text:list-item>
          <text:p text:style-name="P6">Problem set</text:p>
          <text:list>
            <text:list-item>
              <text:p text:style-name="P6">Restall's <text:span text:style-name="T2">Logic</text:span><text:span text:style-name="T4"> is available at Octopus Books - Proposition</text:span></text:p>
            </text:list-item>
            <text:list-item>
              <text:p text:style-name="P6"><text:span text:style-name="T4">Godzilla would be King Kong in a fight – Proposition</text:span></text:p>
            </text:list-item>
            <text:list-item>
              <text:p text:style-name="P6"><text:span text:style-name="T4">If you don't have rhythm you don't have style – Proposition</text:span></text:p>
            </text:list-item>
            <text:list-item>
              <text:p text:style-name="P6"><text:span text:style-name="T4">Are you going to watch the Sens tonight – Not a proposition</text:span></text:p>
            </text:list-item>
            <text:list-item>
              <text:p text:style-name="P6"><text:span text:style-name="T4">Let go of me! - Not a proposition</text:span></text:p>
            </text:list-item>
            <text:list-item>
              <text:p text:style-name="P6"><text:span text:style-name="T4">If Restall's Logic is available at Octopus Books, then Godzilla would be King Kong in a fight – yes</text:span></text:p>
            </text:list-item>
            <text:list-item>
              <text:p text:style-name="P6"><text:span text:style-name="T4">If Restall's logic is available at Octopus Books, then if you don't have rhythm, you don't have style - yes</text:span></text:p>
            </text:list-item>
            <text:list-item>
              <text:p text:style-name="P6"><text:span text:style-name="T4">Bill is short and Ted is tall. - yes</text:span></text:p>
            </text:list-item>
            <text:list-item>
              <text:p text:style-name="P6"><text:span text:style-name="T4">Open the door! - no</text:span></text:p>
            </text:list-item>
            <text:list-item>
              <text:p text:style-name="P6"><text:span text:style-name="T4">I'm on fire! - yes</text:span></text:p>
            </text:list-item>
          </text:list>
        </text:list-item>
        <text:list-item>
          <text:p text:style-name="P7"><text:span text:style-name="T4">Arguments</text:span></text:p>
          <text:list>
            <text:list-item>
              <text:p text:style-name="P7"><text:span text:style-name="T4">The argument clinic! (Monty Python)</text:span></text:p>
            </text:list-item>
            <text:list-item>
              <text:p text:style-name="P8"><text:span text:style-name="T4">Where some propositions act as reasons for other propositions.</text:span></text:p>
            </text:list-item>
          </text:list>
        </text:list-item>
        <text:list-item>
          <text:p text:style-name="P9"><text:span text:style-name="T4">Validity</text:span></text:p>
          <text:list>
            <text:list-item>
              <text:p text:style-name="P9"><text:span text:style-name="T4">An argument is valid if</text:span></text:p>
              <text:list>
                <text:list-item>
                  <text:p text:style-name="P9"><text:span text:style-name="T4">Whenever it's premises are true, the conclusion invariably follows.</text:span></text:p>
                </text:list-item>
                <text:list-item>
                  <text:p text:style-name="P9"><text:span text:style-name="T4">Premises =&gt; Conclusion</text:span></text:p>
                </text:list-item>
                <text:list-item>
                  <text:p text:style-name="P10"><text:span text:style-name="T4">When discussing validity, we are </text:span><text:span text:style-name="T5">only </text:span><text:span text:style-name="T6">interested in the relationship between the premises and the conclusion</text:span></text:p>
                </text:list-item>
              </text:list>
            </text:list-item>
          </text:list>
        </text:list-item>
        <text:list-item>
          <text:p text:style-name="P11"><text:span text:style-name="T6">Forms of argument</text:span></text:p>
          <text:list>
            <text:list-item>
              <text:p text:style-name="P11"><text:span text:style-name="T6">Modus Ponens</text:span></text:p>
              <text:list>
                <text:list-item>
                  <text:p text:style-name="P11"><text:span text:style-name="T6">Premise 1: If </text:span><text:span text:style-name="T3">p</text:span><text:span text:style-name="T6"> then </text:span><text:span text:style-name="T3">q</text:span></text:p>
                </text:list-item>
                <text:list-item>
                  <text:p text:style-name="P11"><text:span text:style-name="T6">Premise 2: </text:span><text:span text:style-name="T3">p</text:span></text:p>
                </text:list-item>
                <text:list-item>
                  <text:p text:style-name="P11"><text:span text:style-name="T6">Conclusion: </text:span><text:span text:style-name="T3">q</text:span></text:p>
                </text:list-item>
              </text:list>
            </text:list-item>
          </text:list>
        </text:list-item>
        <text:list-item>
          <text:p text:style-name="P12"><text:span text:style-name="T7">Soudness</text:span></text:p>
          <text:list>
            <text:list-item>
              <text:p text:style-name="P12"><text:span text:style-name="T7">An argument is sound if and only if it valid and all of its premises are tru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4:52:13.511108977</meta:creation-date>
    <meta:generator>LibreOffice/4.3.5.2.0$Linux_X86_64 LibreOffice_project/430m0$Build-2</meta:generator>
    <dc:date>2015-01-08T15:53:22.718759014</dc:date>
    <meta:editing-duration>PT52M15S</meta:editing-duration>
    <meta:editing-cycles>16</meta:editing-cycles>
    <meta:document-statistic meta:table-count="0" meta:image-count="0" meta:object-count="0" meta:page-count="1" meta:paragraph-count="38" meta:word-count="319" meta:character-count="1667" meta:non-whitespace-character-count="1420"/>
  </office:meta>
</office:document-meta>
</file>